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1.9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4.7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85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2cm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2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2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729fcf" draw:textarea-horizontal-align="justify" draw:textarea-vertical-align="middle" draw:auto-grow-height="false" fo:min-height="1.55cm" fo:min-width="2.4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/>
    </style:style>
    <style:style style:name="P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 Regular" style:font-size-asian="8pt" style:font-style-asian="normal" style:font-weight-asian="normal" style:font-name-complex="Free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Andale Mono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5.2cm" svg:height="1.8cm" svg:x="11.4cm" svg:y="2.1cm">
          <text:p text:style-name="P1"><text:span text:style-name="T1">SORT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4cm" svg:height="2.1cm" svg:x="16.7cm" svg:y="1.9cm">
          <draw:text-box>
            <text:p text:style-name="P3"><text:span text:style-name="T2">SORT-TIP-</text:span><text:span text:style-name="T2">CATEG </text:span><text:span text:style-name="T2">ascending, </text:span></text:p>
            <text:p text:style-name="P3"><text:span text:style-name="T2">SORT-KEY </text:span></text:p>
            <text:p text:style-name="P3"><text:span text:style-name="T2">ascending</text:span></text:p>
          </draw:text-box>
        </draw:frame>
        <draw:frame draw:style-name="gr3" draw:text-style-name="P5" draw:layer="layout" svg:width="1cm" svg:height="0.962cm" svg:x="15.9cm" svg:y="2.1cm">
          <draw:text-box>
            <text:p text:style-name="P3"><text:span text:style-name="T3">*</text:span></text:p>
          </draw:text-box>
        </draw:frame>
        <draw:custom-shape draw:style-name="gr4" draw:text-style-name="P6" xml:id="id2" draw:id="id2" draw:layer="layout" svg:width="2.4cm" svg:height="1.8cm" svg:x="9.9cm" svg:y="5.2cm">
          <text:p text:style-name="P1"><text:span text:style-name="T4">ENTRADA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0.8cm" svg:height="1cm" svg:x="11.7cm" svg:y="5cm">
          <draw:text-box>
            <text:p text:style-name="P3"><text:span text:style-name="T5">\</text:span></text:p>
          </draw:text-box>
        </draw:frame>
        <draw:frame draw:style-name="gr6" draw:text-style-name="P7" draw:layer="layout" svg:width="0.8cm" svg:height="1cm" svg:x="11.7cm" svg:y="5.001cm">
          <draw:text-box>
            <text:p text:style-name="P3"><text:span text:style-name="T5">\</text:span></text:p>
          </draw:text-box>
        </draw:frame>
        <draw:custom-shape draw:style-name="gr7" draw:text-style-name="P6" draw:layer="layout" svg:width="2.4cm" svg:height="1.8cm" svg:x="15.6cm" svg:y="5.199cm">
          <text:p text:style-name="P1"><text:span text:style-name="T4">MANEJAR </text:span></text:p>
          <text:p text:style-name="P1"><text:span text:style-name="T4">ERROR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0.8cm" svg:height="1cm" svg:x="17.4cm" svg:y="4.999cm">
          <draw:text-box>
            <text:p text:style-name="P3"><text:span text:style-name="T5">\</text:span></text:p>
          </draw:text-box>
        </draw:frame>
        <draw:custom-shape draw:style-name="gr9" draw:text-style-name="P6" xml:id="id3" draw:id="id3" draw:layer="layout" svg:width="2.4cm" svg:height="1.8cm" svg:x="15.6cm" svg:y="5.2cm">
          <text:p text:style-name="P1"><text:span text:style-name="T4">SALIDA</text:span></text:p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0.8cm" svg:height="1cm" svg:x="17.4cm" svg:y="5cm">
          <draw:text-box>
            <text:p text:style-name="P3"><text:span text:style-name="T5">\</text:span></text:p>
          </draw:text-box>
        </draw:frame>
        <draw:connector draw:style-name="gr11" draw:text-style-name="P8" draw:layer="layout" svg:x1="14cm" svg:y1="3.9cm" svg:x2="11.1cm" svg:y2="5.2cm" draw:start-shape="id1" draw:start-glue-point="2" draw:end-shape="id2" draw:end-glue-point="0" svg:d="M14000 3900v650h-2900v650" svg:viewBox="0 0 2901 1301">
          <text:p/>
        </draw:connector>
        <draw:connector draw:style-name="gr11" draw:text-style-name="P8" draw:layer="layout" svg:x1="14cm" svg:y1="3.9cm" svg:x2="16.8cm" svg:y2="5.2cm" draw:start-shape="id1" draw:start-glue-point="2" draw:end-shape="id3" draw:end-glue-point="0" svg:d="M14000 3900v650h2800v650" svg:viewBox="0 0 2801 1301">
          <text:p/>
        </draw:connector>
        <draw:custom-shape draw:style-name="gr12" draw:text-style-name="P9" xml:id="id4" draw:id="id4" draw:layer="layout" svg:width="5.2cm" svg:height="1.8cm" svg:x="11.3cm" svg:y="8.6cm">
          <text:p text:style-name="P1"><text:span text:style-name="T3">ENTRADA</text:span></text:p>
          <draw:enhanced-geometry svg:viewBox="0 0 21600 21600" draw:type="rectangle" draw:enhanced-path="M 0 0 L 21600 0 21600 21600 0 21600 0 0 Z N"/>
        </draw:custom-shape>
        <draw:custom-shape draw:style-name="gr13" draw:text-style-name="P6" xml:id="id5" draw:id="id5" draw:layer="layout" svg:width="2.9cm" svg:height="1.8cm" svg:x="2.5cm" svg:y="11.5cm">
          <text:p text:style-name="P1"><text:span text:style-name="T4">ABRIR</text:span></text:p>
          <text:p text:style-name="P1"><text:span text:style-name="T4">ARCHIVOS</text:span></text:p>
          <draw:enhanced-geometry svg:viewBox="0 0 21600 21600" draw:type="rectangle" draw:enhanced-path="M 0 0 L 21600 0 21600 21600 0 21600 0 0 Z N"/>
        </draw:custom-shape>
        <draw:custom-shape draw:style-name="gr14" draw:text-style-name="P6" xml:id="id6" draw:id="id6" draw:layer="layout" svg:width="2.9cm" svg:height="1.8cm" svg:x="6.9cm" svg:y="11.5cm">
          <text:p text:style-name="P1"><text:span text:style-name="T4">LEER</text:span></text:p>
          <text:p text:style-name="P1"><text:span text:style-name="T4">SOLIC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5.2cm" svg:height="1.8cm" svg:x="11.296cm" svg:y="11.5cm">
          <text:p text:style-name="P1"><text:span text:style-name="T1">PROCESAR</text:span></text:p>
          <text:p text:style-name="P1"><text:span text:style-name="T1">SOLIC</text:span></text:p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3.4cm" svg:height="2.1cm" svg:x="16.596cm" svg:y="11cm">
          <draw:text-box>
            <text:p text:style-name="P3"><text:span text:style-name="T2"/></text:p>
            <text:p text:style-name="P3"><text:span text:style-name="T2">H/ SOLIC1-EOF</text:span></text:p>
          </draw:text-box>
        </draw:frame>
        <draw:frame draw:style-name="gr17" draw:text-style-name="P5" draw:layer="layout" svg:width="1cm" svg:height="0.962cm" svg:x="15.796cm" svg:y="11.5cm">
          <draw:text-box>
            <text:p text:style-name="P3"><text:span text:style-name="T3">*</text:span></text:p>
          </draw:text-box>
        </draw:frame>
        <draw:custom-shape draw:style-name="gr18" draw:text-style-name="P6" xml:id="id8" draw:id="id8" draw:layer="layout" svg:width="2.9cm" svg:height="1.8cm" svg:x="20.6cm" svg:y="11.5cm">
          <text:p text:style-name="P1"><text:span text:style-name="T4">CERRAR</text:span></text:p>
          <text:p text:style-name="P1"><text:span text:style-name="T4">ARCHIVOS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3.9cm" svg:y1="10.4cm" svg:x2="3.95cm" svg:y2="11.5cm" draw:start-shape="id4" draw:start-glue-point="2" draw:end-shape="id5" draw:end-glue-point="0" svg:d="M13900 10400v550h-9950v550" svg:viewBox="0 0 9951 1101">
          <text:p/>
        </draw:connector>
        <draw:connector draw:style-name="gr11" draw:text-style-name="P8" draw:layer="layout" svg:x1="13.9cm" svg:y1="10.4cm" svg:x2="8.35cm" svg:y2="11.5cm" draw:start-shape="id4" draw:start-glue-point="2" draw:end-shape="id6" draw:end-glue-point="0" svg:d="M13900 10400v550h-5550v550" svg:viewBox="0 0 5551 1101">
          <text:p/>
        </draw:connector>
        <draw:connector draw:style-name="gr11" draw:text-style-name="P8" draw:layer="layout" svg:x1="13.9cm" svg:y1="10.4cm" svg:x2="13.896cm" svg:y2="11.5cm" draw:start-shape="id4" draw:start-glue-point="2" draw:end-shape="id7" draw:end-glue-point="0" svg:d="M13900 10400v550h-4v550" svg:viewBox="0 0 5 1101">
          <text:p/>
        </draw:connector>
        <draw:connector draw:style-name="gr11" draw:text-style-name="P8" draw:layer="layout" svg:x1="13.9cm" svg:y1="10.4cm" svg:x2="22.05cm" svg:y2="11.5cm" draw:start-shape="id4" draw:start-glue-point="2" draw:end-shape="id8" draw:end-glue-point="0" svg:d="M13900 10400v550h8150v550" svg:viewBox="0 0 8151 1101">
          <text:p/>
        </draw:connector>
        <draw:custom-shape draw:style-name="gr19" draw:text-style-name="P10" xml:id="id9" draw:id="id9" draw:layer="layout" svg:width="3.1cm" svg:height="1.5cm" svg:x="2.2cm" svg:y="14.9cm">
          <text:p text:style-name="P1"><text:span text:style-name="T6">BUSCAR</text:span></text:p>
          <text:p text:style-name="P1"><text:span text:style-name="T6">DATOS</text:span></text:p>
          <text:p text:style-name="P1"><text:span text:style-name="T6">VENDEDOR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0.8cm" svg:height="0.962cm" svg:x="9.5cm" svg:y="14.8cm">
          <draw:text-box>
            <text:p text:style-name="P3"><text:span text:style-name="T3">°</text:span></text:p>
          </draw:text-box>
        </draw:frame>
        <draw:custom-shape draw:style-name="gr21" draw:text-style-name="P10" xml:id="id10" draw:id="id10" draw:layer="layout" svg:width="2.7cm" svg:height="1.5cm" svg:x="7.4cm" svg:y="14.9cm">
          <text:p text:style-name="P11"><text:span text:style-name="T6">VEN-CATEG </text:span></text:p>
          <text:p text:style-name="P11"><text:span text:style-name="T6">= ‘A’</text:span></text:p>
          <draw:enhanced-geometry svg:viewBox="0 0 21600 21600" draw:type="rectangle" draw:enhanced-path="M 0 0 L 21600 0 21600 21600 0 21600 0 0 Z N"/>
        </draw:custom-shape>
        <draw:frame draw:style-name="gr22" draw:text-style-name="P5" draw:layer="layout" svg:width="0.8cm" svg:height="0.962cm" svg:x="9.5cm" svg:y="14.801cm">
          <draw:text-box>
            <text:p text:style-name="P3"><text:span text:style-name="T3">°</text:span></text:p>
          </draw:text-box>
        </draw:frame>
        <draw:custom-shape draw:style-name="gr23" draw:text-style-name="P10" xml:id="id11" draw:id="id11" draw:layer="layout" svg:width="3.1cm" svg:height="1.5cm" svg:x="7.2cm" svg:y="17.5cm">
          <text:p text:style-name="P1"><text:span text:style-name="T6">ACTUALIZAR</text:span></text:p>
          <text:p text:style-name="P1"><text:span text:style-name="T6">PROD-VEND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3.896cm" svg:y1="13.3cm" svg:x2="3.75cm" svg:y2="14.9cm" draw:start-shape="id7" draw:start-glue-point="2" draw:end-shape="id9" svg:d="M13896 13300v800h-10146v800" svg:viewBox="0 0 10147 1601">
          <text:p/>
        </draw:connector>
        <draw:connector draw:style-name="gr11" draw:text-style-name="P8" draw:layer="layout" svg:x1="13.896cm" svg:y1="13.3cm" svg:x2="8.75cm" svg:y2="14.9cm" draw:start-shape="id7" draw:start-glue-point="2" draw:end-shape="id10" draw:end-glue-point="0" svg:d="M13896 13300v800h-5146v800" svg:viewBox="0 0 5147 1601">
          <text:p/>
        </draw:connector>
        <draw:connector draw:style-name="gr11" draw:text-style-name="P8" draw:layer="layout" svg:x1="8.75cm" svg:y1="16.4cm" svg:x2="8.75cm" svg:y2="17.5cm" draw:start-shape="id10" draw:start-glue-point="2" draw:end-shape="id11" draw:end-glue-point="0" svg:d="M8750 16400v1100" svg:viewBox="0 0 1 1101">
          <text:p/>
        </draw:connector>
        <draw:custom-shape draw:style-name="gr24" draw:text-style-name="P10" xml:id="id12" draw:id="id12" draw:layer="layout" svg:width="3.1cm" svg:height="1.5cm" svg:x="12.4cm" svg:y="14.9cm">
          <text:p text:style-name="P1"><text:span text:style-name="T6">ARMAR</text:span></text:p>
          <text:p text:style-name="P1"><text:span text:style-name="T6">SORT-RECORD</text:span></text:p>
          <draw:enhanced-geometry svg:viewBox="0 0 21600 21600" draw:type="rectangle" draw:enhanced-path="M 0 0 L 21600 0 21600 21600 0 21600 0 0 Z N"/>
        </draw:custom-shape>
        <draw:custom-shape draw:style-name="gr25" draw:text-style-name="P10" xml:id="id13" draw:id="id13" draw:layer="layout" svg:width="3.1cm" svg:height="1.5cm" svg:x="17.5cm" svg:y="14.9cm">
          <text:p text:style-name="P1"><text:span text:style-name="T6">RELEASE</text:span></text:p>
          <text:p text:style-name="P1"><text:span text:style-name="T6">SORT-RECORD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3.896cm" svg:y1="13.3cm" svg:x2="13.95cm" svg:y2="14.9cm" draw:start-shape="id7" draw:start-glue-point="2" draw:end-shape="id12" draw:end-glue-point="0" svg:d="M13896 13300v800h54v800" svg:viewBox="0 0 55 1601">
          <text:p/>
        </draw:connector>
        <draw:connector draw:style-name="gr11" draw:text-style-name="P8" draw:layer="layout" svg:x1="13.896cm" svg:y1="13.3cm" svg:x2="19.05cm" svg:y2="14.9cm" draw:start-shape="id7" draw:start-glue-point="2" draw:end-shape="id13" draw:end-glue-point="0" svg:d="M13896 13300v800h5154v800" svg:viewBox="0 0 5155 1601">
          <text:p/>
        </draw:connector>
        <draw:custom-shape draw:style-name="gr26" draw:text-style-name="P6" xml:id="id14" draw:id="id14" draw:layer="layout" svg:width="2.9cm" svg:height="1.8cm" svg:x="22.8cm" svg:y="14.9cm">
          <text:p text:style-name="P1"><text:span text:style-name="T4">LEER</text:span></text:p>
          <text:p text:style-name="P1"><text:span text:style-name="T4">SOLIC</text:span></text:p>
          <draw:enhanced-geometry svg:viewBox="0 0 21600 21600" draw:type="rectangle" draw:enhanced-path="M 0 0 L 21600 0 21600 21600 0 21600 0 0 Z N"/>
        </draw:custom-shape>
        <draw:connector draw:style-name="gr11" draw:text-style-name="P8" draw:layer="layout" svg:x1="13.896cm" svg:y1="13.3cm" svg:x2="24.25cm" svg:y2="14.9cm" draw:start-shape="id7" draw:start-glue-point="2" draw:end-shape="id14" svg:d="M13896 13300v800h10354v800" svg:viewBox="0 0 10355 16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1T19:25:18.658265178</meta:creation-date>
    <dc:date>2018-06-21T19:42:47.584439111</dc:date>
    <meta:editing-duration>PT6M54S</meta:editing-duration>
    <meta:editing-cycles>2</meta:editing-cycles>
    <meta:generator>LibreOffice/5.1.6.2$Linux_X86_64 LibreOffice_project/10m0$Build-2</meta:generator>
    <meta:document-statistic meta:object-count="37"/>
  </office:meta>
</office:document-meta>
</file>